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curityHandler.configure( final Configuration con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SecurityHandl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SecurityHandler.contextualize( final 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